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DISOBEDIENCE (11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OLOMON'S DISOBEDIENCE (11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s (1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s (11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olygamy (1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ganism (11:3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OLOMON'S DISOBEDIENCE (11:1-4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auses (11:1-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sequences (11:9-4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consequences (11:9-40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Future civil war (11:9-13, 26-40):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Future civil war (11:9-13, 26-40):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Jeroboam and Solomon (11:26-2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Jeroboam and Ahijah (11:29-4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eroboam and Ahijah (11:29-4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Ahijah's illustration (11:29-3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Ahijah's interpretation (11:31-4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Future civil war (11:9-13, 26-40):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Jeroboam and Solomon (11:26-2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Jeroboam and Ahijah (11:29-4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sequences (11:9-40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Future civil war (11:9-13, 26-40)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Foreign enemies (11:14-2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Foreign enemies (11:14-25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Hadad (11:14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Rezon (11:23-2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consequences (11:9-40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uture civil war (11:9-13, 26-40):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eign enemies (11:14-25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SOLOMON'S DISOBEDIENCE (11:1-40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causes (11:1-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consequences (11:9-4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1 Kings 11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SOLOMON'S DISOBEDIENCE (11:1-40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SOLOMON'S DEATH (11:41-43): After reigning 40 years, Solomon dies and is succeeded by his son Rehoboam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1 </dc:title>
    <meta:initial-creator>David STRICKLAND</meta:initial-creator>
    <dc:creator>David STRICKLAND</dc:creator>
    <meta:creation-date>2020-02-24T11:15:34Z</meta:creation-date>
    <dc:date>2020-02-24T11:15:34Z</dc:date>
    <meta:template xlink:href="BibleStudy" xlink:type="simple"/>
    <meta:editing-cycles>1</meta:editing-cycles>
    <meta:editing-duration>PT0S</meta:editing-duration>
    <meta:document-statistic meta:paragraph-count="36" meta:word-count="235"/>
  </office:meta>
</office:document-meta>
</file>